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b2e9"/>
    </style:style>
    <style:style style:name="P2" style:family="paragraph" style:parent-style-name="Standard">
      <style:text-properties officeooo:rsid="000db2e9" officeooo:paragraph-rsid="000db2e9"/>
    </style:style>
    <style:style style:name="P3" style:family="paragraph" style:parent-style-name="Standard">
      <style:text-properties officeooo:paragraph-rsid="00103a64"/>
    </style:style>
    <style:style style:name="T1" style:family="text">
      <style:text-properties officeooo:rsid="00103a64"/>
    </style:style>
    <style:style style:name="T2" style:family="text">
      <style:text-properties officeooo:rsid="001100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ushkar@pushkar-HP-Laptop-15s-du3xxx:~$ echo 'echo hello world'&gt;hello_world.sh</text:p>
      <text:p text:style-name="P3"><text:a xlink:type="simple" xlink:href="mailto:pushkar@pushkar" text:style-name="Internet_20_link" text:visited-style-name="Visited_20_Internet_20_Link">pushkar@pushkar</text:a></text:p>
      <text:p text:style-name="P3"><text:span text:style-name="T1">+</text:span>-HP-Laptop-15s-du3xxx:~$ cat hello_world.sh</text:p>
      <text:p text:style-name="Standard">echo hello world</text:p>
      <text:p text:style-name="Standard">pushkar@pushkar-HP-Laptop-15s-du3xxx:~$ bash hello_world.sh</text:p>
      <text:p text:style-name="Standard">hello world</text:p>
      <text:p text:style-name="Standard">pushkar@pushkar-HP-Laptop-15s-du3xxx:~$ cat &lt;&lt;ALLDONE&gt;hello_worldmul.sh</text:p>
      <text:p text:style-name="Standard">&gt; echo hello world!</text:p>
      <text:p text:style-name="Standard">&gt; echo yet another line</text:p>
      <text:p text:style-name="Standard">&gt; echo new</text:p>
      <text:p text:style-name="Standard">&gt; ALLDONE</text:p>
      <text:p text:style-name="Standard">pushkar@pushkar-HP-Laptop-15s-du3xxx:~$ bash hello_worldmul.sh</text:p>
      <text:p text:style-name="Standard">hello world!</text:p>
      <text:p text:style-name="Standard">yet another line</text:p>
      <text:p text:style-name="Standard">new</text:p>
      <text:p text:style-name="Standard">pushkar@pushkar-HP-Laptop-15s-du3xxx:~$ bash -x-v hello_world.sh</text:p>
      <text:p text:style-name="Standard">bash: --: invalid option</text:p>
      <text:p text:style-name="Standard">Usage:<text:tab/>bash [GNU long option] [option] ...</text:p>
      <text:p text:style-name="Standard"><text:tab/>bash [GNU long option] [option] script-file ...</text:p>
      <text:p text:style-name="Standard">GNU long options:</text:p>
      <text:p text:style-name="Standard"><text:tab/>--debug</text:p>
      <text:p text:style-name="Standard"><text:tab/>--debugger</text:p>
      <text:p text:style-name="Standard"><text:tab/>--dump-po-strings</text:p>
      <text:p text:style-name="Standard"><text:tab/>--dump-strings</text:p>
      <text:p text:style-name="Standard"><text:tab/>--help</text:p>
      <text:p text:style-name="Standard"><text:tab/>--init-file</text:p>
      <text:p text:style-name="Standard"><text:tab/>--login</text:p>
      <text:p text:style-name="Standard"><text:tab/>--noediting</text:p>
      <text:p text:style-name="Standard"><text:tab/>--noprofile</text:p>
      <text:p text:style-name="Standard"><text:tab/>--norc</text:p>
      <text:p text:style-name="Standard"><text:tab/>--posix</text:p>
      <text:p text:style-name="Standard"><text:tab/>--pretty-print</text:p>
      <text:p text:style-name="Standard"><text:tab/>--rcfile</text:p>
      <text:p text:style-name="Standard"><text:tab/>--restricted</text:p>
      <text:p text:style-name="Standard"><text:tab/>--verbose</text:p>
      <text:p text:style-name="Standard"><text:tab/>--version</text:p>
      <text:p text:style-name="Standard">Shell options:</text:p>
      <text:p text:style-name="Standard"><text:tab/>-ilrsD or -c command or -O shopt_option<text:tab/><text:tab/>(invocation only)</text:p>
      <text:p text:style-name="Standard"><text:tab/>-abefhkmnptuvxBCHP or -o option</text:p>
      <text:p text:style-name="Standard">pushkar@pushkar-HP-Laptop-15s-du3xxx:~$ touch assign.sh</text:p>
      <text:p text:style-name="Standard">pushkar@pushkar-HP-Laptop-15s-du3xxx:~$ cat assign.sh</text:p>
      <text:p text:style-name="Standard">pushkar@pushkar-HP-Laptop-15s-du3xxx:~$ #!/bin/bash</text:p>
      <text:p text:style-name="Standard">pushkar@pushkar-HP-Laptop-15s-du3xxx:~$ echo ${4} ${5} ${6}</text:p>
      <text:p text:style-name="Standard"/>
      <text:p text:style-name="Standard">pushkar@pushkar-HP-Laptop-15s-du3xxx:~$ bash assign.sh {A..Z}</text:p>
      <text:p text:style-name="Standard">pushkar@pushkar-HP-Laptop-15s-du3xxx:~$ vim z.sh</text:p>
      <text:p text:style-name="Standard">pushkar@pushkar-HP-Laptop-15s-du3xxx:~$ bash z.sh {A..Z}</text:p>
      <text:p text:style-name="Standard">D E G</text:p>
      <text:p text:style-name="Standard">pushkar@pushkar-HP-Laptop-15s-du3xxx:~$ bash z.sh {A..W}</text:p>
      <text:p text:style-name="Standard">D E G</text:p>
      <text:p text:style-name="Standard">pushkar@pushkar-HP-Laptop-15s-du3xxx:~$ vim z.sh</text:p>
      <text:p text:style-name="Standard">pushkar@pushkar-HP-Laptop-15s-du3xxx:~$ bash z.sh {A..W}</text:p>
      <text:p text:style-name="Standard"><text:soft-page-break/>A B C D E F G H I J K L M N O P Q R S T U V W</text:p>
      <text:p text:style-name="Standard">pushkar@pushkar-HP-Laptop-15s-du3xxx:~$ vim z.sh</text:p>
      <text:p text:style-name="Standard">pushkar@pushkar-HP-Laptop-15s-du3xxx:~$ bash z.sh {A..W}</text:p>
      <text:p text:style-name="Standard">A B C D E F G H I J K L M N O P Q R S T U V W</text:p>
      <text:p text:style-name="Standard">pushkar@pushkar-HP-Laptop-15s-du3xxx:~$ vim z.sh</text:p>
      <text:p text:style-name="Standard">pushkar@pushkar-HP-Laptop-15s-du3xxx:~$ bash z.sh {A..W}</text:p>
      <text:p text:style-name="Standard">23</text:p>
      <text:p text:style-name="Standard">pushkar@pushkar-HP-Laptop-15s-du3xxx:~$ bash z.sh {A..Z}</text:p>
      <text:p text:style-name="Standard">26</text:p>
      <text:p text:style-name="Standard">pushkar@pushkar-HP-Laptop-15s-du3xxx:~$ vim z.sh</text:p>
      <text:p text:style-name="Standard">pushkar@pushkar-HP-Laptop-15s-du3xxx:~$ bash z.sh {A..Z}</text:p>
      <text:p text:style-name="Standard">z.sh</text:p>
      <text:p text:style-name="Standard">pushkar@pushkar-HP-Laptop-15s-du3xxx:~$ vim z.sh</text:p>
      <text:p text:style-name="Standard">pushkar@pushkar-HP-Laptop-15s-du3xxx:~$ vim z.sh</text:p>
      <text:p text:style-name="Standard">pushkar@pushkar-HP-Laptop-15s-du3xxx:~$ bash z.sh {a..z}</text:p>
      <text:p text:style-name="Standard">z.sh: line 2: abe: command not found</text:p>
      <text:p text:style-name="Standard">pushkar@pushkar-HP-Laptop-15s-du3xxx:~$ vim z.sh</text:p>
      <text:p text:style-name="Standard">pushkar@pushkar-HP-Laptop-15s-du3xxx:~$ bash z.sh {a..z}</text:p>
      <text:p text:style-name="Standard">abe ace ade</text:p>
      <text:p text:style-name="Standard">pushkar@pushkar-HP-Laptop-15s-du3xxx:~$ vim z.sh</text:p>
      <text:p text:style-name="Standard">pushkar@pushkar-HP-Laptop-15s-du3xxx:~$ bash z.sh </text:p>
      <text:p text:style-name="Standard">A B C D E F G H I J K L M N O P Q R S T U V W X Y Z</text:p>
      <text:p text:style-name="Standard">pushkar@pushkar-HP-Laptop-15s-du3xxx:~$ rm z.sh</text:p>
      <text:p text:style-name="Standard">pushkar@pushkar-HP-Laptop-15s-du3xxx:~$ vim shell.sh</text:p>
      <text:p text:style-name="Standard">pushkar@pushkar-HP-Laptop-15s-du3xxx:~$ ls</text:p>
      <text:p text:style-name="Standard">a.out <text:s text:c="5"/>b.c <text:s text:c="2"/>binary.c <text:s/>Documents <text:s/>first.c <text:s/>hello_worldmul.sh <text:s/>lcm.c <text:s/>linear.c <text:s/>linkedinsertion.c <text:s/>new.c <text:s text:c="4"/>ppi1.c <text:s/>ppi1.o <text:s/>Public <text:s text:c="3"/>selection.c <text:s/>Templates</text:p>
      <text:p text:style-name="Standard">assign.sh <text:s/>bi.c <text:s/>Desktop <text:s text:c="2"/>Downloads <text:s/>hello.c <text:s/>hello_world.sh <text:s text:c="4"/>lin.c <text:s/>linked.c <text:s/>Music <text:s text:c="13"/>Pictures <text:s/>ppi1.i <text:s/>ppi1.s <text:s/>select.c <text:s/>shell.sh <text:s text:c="4"/>Videos</text:p>
      <text:p text:style-name="Standard">pushkar@pushkar-HP-Laptop-15s-du3xxx:~$ mkdir z{1..10}</text:p>
      <text:p text:style-name="Standard">pushkar@pushkar-HP-Laptop-15s-du3xxx:~$ ls</text:p>
      <text:p text:style-name="Standard">a.out <text:s text:c="5"/>b.c <text:s text:c="2"/>binary.c <text:s/>Documents <text:s/>first.c <text:s/>hello_worldmul.sh <text:s/>lcm.c <text:s/>linear.c <text:s/>linkedinsertion.c <text:s/>new.c <text:s text:c="4"/>ppi1.c <text:s/>ppi1.o <text:s/>Public <text:s text:c="3"/>selection.c <text:s/>Templates <text:s/>z1 <text:s text:c="2"/>z2 <text:s/>z4 <text:s/>z6 <text:s/>z8</text:p>
      <text:p text:style-name="Standard">assign.sh <text:s/>bi.c <text:s/>Desktop <text:s text:c="2"/>Downloads <text:s/>hello.c <text:s/>hello_world.sh <text:s text:c="4"/>lin.c <text:s/>linked.c <text:s/>Music <text:s text:c="13"/>Pictures <text:s/>ppi1.i <text:s/>ppi1.s <text:s/>select.c <text:s/>shell.sh <text:s text:c="4"/>Videos <text:s text:c="4"/>z10 <text:s/>z3 <text:s/>z5 <text:s/>z7 <text:s/>z9</text:p>
      <text:p text:style-name="Standard">pushkar@pushkar-HP-Laptop-15s-du3xxx:~$ vim shell.sh</text:p>
      <text:p text:style-name="Standard">pushkar@pushkar-HP-Laptop-15s-du3xxx:~$ bash shell.sh</text:p>
      <text:p text:style-name="Standard">10</text:p>
      <text:p text:style-name="Standard">10</text:p>
      <text:p text:style-name="Standard">pushkar@pushkar-HP-Laptop-15s-du3xxx:~$ vim shell.sh</text:p>
      <text:p text:style-name="Standard">pushkar@pushkar-HP-Laptop-15s-du3xxx:~$ bash shell.sh</text:p>
      <text:p text:style-name="Standard">4</text:p>
      <text:p text:style-name="Standard">5</text:p>
      <text:p text:style-name="Standard">pushkar@pushkar-HP-Laptop-15s-du3xxx:~$ nano x.sh</text:p>
      <text:p text:style-name="Standard">pushkar@pushkar-HP-Laptop-15s-du3xxx:~$ bash x.sh</text:p>
      <text:p text:style-name="Standard">hello world!</text:p>
      <text:p text:style-name="Standard">pushkar@pushkar-HP-Laptop-15s-du3xxx:~$ a=4</text:p>
      <text:p text:style-name="Standard">pushkar@pushkar-HP-Laptop-15s-du3xxx:~$ b=2</text:p>
      <text:p text:style-name="Standard">pushkar@pushkar-HP-Laptop-15s-du3xxx:~$ echo $a</text:p>
      <text:p text:style-name="Standard">4</text:p>
      <text:p text:style-name="Standard">pushkar@pushkar-HP-Laptop-15s-du3xxx:~$ echo $a+b</text:p>
      <text:p text:style-name="Standard">4+b</text:p>
      <text:p text:style-name="P1"><text:soft-page-break/>pushkar@pushkar-HP-Laptop-15s-du3xxx:~$ echo $((a+b))</text:p>
      <text:p text:style-name="P2">6</text:p>
      <text:p text:style-name="P1">pushkar@pushkar-HP-Laptop-15s-du3xxx:~$ nano x.sh</text:p>
      <text:p text:style-name="Standard">pushkar@pushkar-HP-Laptop-15s-du3xxx:~$ bash x.sh</text:p>
      <text:p text:style-name="Standard">6</text:p>
      <text:p text:style-name="Standard"/>
      <text:p text:style-name="Standard">echo "Hello world"</text:p>
      <text:p text:style-name="Standard">myname="<text:span text:style-name="T2">pushkar</text:span>"</text:p>
      <text:p text:style-name="Standard">my<text:span text:style-name="T2">mis</text:span>="<text:span text:style-name="T2">112103154</text:span>"</text:p>
      <text:p text:style-name="Standard">echo "My name is $myname"</text:p>
      <text:p text:style-name="Standard">echo "m<text:span text:style-name="T2">y</text:span> <text:span text:style-name="T2">mis is </text:span>$my<text:span text:style-name="T2">mis</text:span> "</text:p>
      <text:p text:style-name="Standard">files=$(pwd)</text:p>
      <text:p text:style-name="Standard">echo "<text:span text:style-name="T2">this </text:span>will give the pwd:"</text:p>
      <text:p text:style-name="Standard">echo $files</text:p>
      <text:p text:style-name="Standard">time=$(date)</text:p>
      <text:p text:style-name="Standard">echo "Todays date is:" $time </text:p>
      <text:p text:style-name="Standard"/>
      <text:p text:style-name="Standard">echo "Given condition in the if else will come out true"</text:p>
      <text:p text:style-name="Standard">num=<text:span text:style-name="T2">50</text:span></text:p>
      <text:p text:style-name="Standard">if [ $num -eq <text:span text:style-name="T2">50</text:span> ]</text:p>
      <text:p text:style-name="Standard">then</text:p>
      <text:p text:style-name="Standard"><text:s text:c="8"/>echo "Condition is true"</text:p>
      <text:p text:style-name="Standard">fi</text:p>
      <text:p text:style-name="Standard"/>
      <text:p text:style-name="Standard">echo "<text:span text:style-name="T2">loop </text:span>1 to <text:span text:style-name="T2">5</text:span>"</text:p>
      <text:p text:style-name="Standard">a=1</text:p>
      <text:p text:style-name="Standard"/>
      <text:p text:style-name="Standard">while [ $a -le <text:span text:style-name="T2">5</text:span>]</text:p>
      <text:p text:style-name="Standard">do</text:p>
      <text:p text:style-name="Standard"><text:s text:c="8"/>echo $a</text:p>
      <text:p text:style-name="Standard"><text:s text:c="8"/>a=$(( a +1 ))</text:p>
      <text:p text:style-name="Standard"><text:s text:c="8"/>sleep 0.5</text:p>
      <text:p text:style-name="Standard">done</text:p>
      <text:p text:style-name="Standard">echo "While loop is now completed"</text:p>
      <text:p text:style-name="Standard">echo "T forloop counting from 1 to <text:span text:style-name="T2">5</text:span>"</text:p>
      <text:p text:style-name="Standard"/>
      <text:p text:style-name="Standard">echo "Forloop is now completed"</text:p>
      <text:p text:style-name="Standard">for cur in {1..<text:span text:style-name="T2">5</text:span>}</text:p>
      <text:p text:style-name="Standard">do</text:p>
      <text:p text:style-name="Standard"><text:s text:c="8"/>echo $cur</text:p>
      <text:p text:style-name="Standard"><text:s text:c="8"/>sleep 0.5</text:p>
      <text:p text:style-name="Standard">don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0T11:53:42.231110895</meta:creation-date>
    <dc:date>2023-01-22T23:24:20.204336615</dc:date>
    <meta:editing-duration>PT28M17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3" meta:paragraph-count="136" meta:word-count="525" meta:character-count="4543" meta:non-whitespace-character-count="3973"/>
  </office:meta>
</office:document-meta>
</file>